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>
      <style:graphic-properties style:writing-mode="lr-tb" loext:decorative="false"/>
    </style:style>
    <style:style style:name="gr2" style:family="graphic">
      <style:graphic-properties loext:decorative="false"/>
    </style:style>
    <style:style style:name="gr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1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4.72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3.76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886cm" fo:min-width="0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2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8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65cm" draw:marker-end-center="false" draw:fill="solid" draw:fill-color="#ffffff" draw:textarea-horizontal-align="justify" draw:textarea-vertical-align="middle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2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35cm" draw:marker-end-center="false" draw:stroke-linejoin="miter" draw:fill="solid" draw:fill-color="#ffffff" draw:textarea-horizontal-align="justify" draw:textarea-vertical-align="top" draw:auto-grow-height="true" fo:min-height="0cm" fo:min-width="0cm" fo:padding-top="0.26cm" fo:padding-bottom="0.26cm" fo:padding-left="0.226cm" fo:padding-right="0.226cm" fo:wrap-option="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31" style:family="graphic">
      <style:graphic-properties style:protect="size" style:writing-mode="lr-tb" loext:decorative="false"/>
    </style:style>
    <style:style style:name="gr3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3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38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3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1" style:family="graphic" style:parent-style-name="standard">
      <style:graphic-properties draw:stroke="none" svg:stroke-color="#000000" draw:fill="none" draw:fill-color="#ffffff" draw:auto-grow-height="true" draw:auto-grow-width="false" fo:min-height="0.552cm" loext:decorative="false"/>
      <style:paragraph-properties style:writing-mode="lr-tb"/>
    </style:style>
    <style:style style:name="gr42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6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4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48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4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4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5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5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6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453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18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67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6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1.423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69" style:family="graphic" style:parent-style-name="objectwithoutfill">
      <style:graphic-properties svg:stroke-color="#000000" draw:marker-end="Arrowheads_20_1" draw:marker-end-width="0.3cm" draw:fill="none" draw:textarea-vertical-align="middle" loext:decorative="false"/>
    </style:style>
    <style:style style:name="gr70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2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6" style:family="graphic" style:parent-style-name="objectwithoutfill">
      <style:graphic-properties draw:fill="none" draw:textarea-vertical-align="middle" loext:decorative="false"/>
    </style:style>
    <style:style style:name="gr77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7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7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8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151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82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8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88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8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0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9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9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53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97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9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9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949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1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2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3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38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04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05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06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0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09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10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1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12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3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2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236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16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7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18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19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0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21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2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385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23" style:family="graphic" style:parent-style-name="standard" style:list-style-name="L2">
      <style:graphic-properties draw:stroke="none" svg:stroke-width="0cm" svg:stroke-color="#3465a4" draw:marker-start="" draw:marker-start-width="0.2cm" draw:marker-start-center="false" draw:marker-end="" draw:marker-end-width="0.2cm" draw:marker-end-center="false" draw:fill="none" draw:fill-color="#729fcf" loext:fill-use-slide-background="false" draw:textarea-horizontal-align="justify" draw:textarea-vertical-align="bottom" draw:auto-grow-height="false" fo:min-height="2.75cm" fo:min-width="1.5cm" fo:padding-top="0cm" fo:padding-bottom="0cm" fo:padding-left="0.25cm" fo:padding-right="0.25cm" fo:wrap-option="no-wrap" draw:shadow="hidden" draw:shadow-offset-x="0.2cm" draw:shadow-offset-y="0.2cm" draw:shadow-color="#808080" style:writing-mode="lr-tb" loext:decorative="false"/>
      <style:paragraph-properties style:writing-mode="lr-tb"/>
    </style:style>
    <style:style style:name="gr124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bottom" draw:auto-grow-height="false" fo:min-height="0.15cm" fo:min-width="0cm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5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6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7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8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8cm" draw:marker-start-center="false" draw:marker-end="" draw:marker-end-width="0.28cm" draw:marker-end-center="false" draw:fill="solid" draw:fill-color="#ffffff" draw:textarea-horizontal-align="justify" draw:textarea-vertical-align="middle" fo:padding-top="0.102cm" fo:padding-bottom="0.102cm" fo:padding-left="0.227cm" fo:padding-right="0.227cm" fo:wrap-option="wrap" draw:shadow="hidden" draw:shadow-offset-x="0.2cm" draw:shadow-offset-y="0.2cm" draw:shadow-color="#808080" loext:decorative="false"/>
    </style:style>
    <style:style style:name="gr129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0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1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0.924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2" style:family="graphic" style:parent-style-name="standard" style:list-style-name="L2">
      <style:graphic-properties draw:stroke="solid" draw:stroke-dash="Dashed_20__28_var_29__20_4" svg:stroke-width="0.053cm" svg:stroke-color="#000000" draw:marker-start="" draw:marker-start-width="0.279cm" draw:marker-start-center="false" draw:marker-end="" draw:marker-end-width="0.279cm" draw:marker-end-center="false" draw:stroke-linejoin="miter" draw:fill="solid" draw:fill-color="#ffffff" draw:textarea-horizontal-align="justify" draw:textarea-vertical-align="middle" draw:auto-grow-height="false" fo:min-height="1.762cm" fo:min-width="0.048cm" fo:padding-top="0.101cm" fo:padding-bottom="0.101cm" fo:padding-left="0.226cm" fo:padding-right="0.226cm" fo:wrap-option="wrap" draw:shadow="hidden" draw:shadow-offset-x="0.2cm" draw:shadow-offset-y="0.2cm" draw:shadow-color="#808080" loext:decorative="false"/>
    </style:style>
    <style:style style:name="gr133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4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5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6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gr137" style:family="graphic" style:parent-style-name="standard" style:list-style-name="L2">
      <style:graphic-properties draw:stroke="solid" draw:stroke-dash="Long_20_Dash" svg:stroke-width="0.053cm" svg:stroke-color="#000000" draw:marker-start="" draw:marker-start-width="0.28cm" draw:marker-start-center="false" draw:marker-end="Navigation" draw:marker-end-width="0.33cm" draw:marker-end-center="false" draw:fill="none" draw:fill-color="#ffffff" draw:textarea-horizontal-align="center" draw:textarea-vertical-align="middle" fo:padding-top="0.152cm" fo:padding-bottom="0.152cm" fo:padding-left="0.277cm" fo:padding-right="0.277cm" fo:wrap-option="wrap" draw:shadow="hidden" draw:shadow-offset-x="0.2cm" draw:shadow-offset-y="0.2cm" draw:shadow-color="#808080" loext:decorative="false"/>
    </style:style>
    <style:style style:name="gr138" style:family="graphic" style:parent-style-name="standard" style:list-style-name="L2">
      <style:graphic-properties draw:stroke="none" svg:stroke-width="0cm" svg:stroke-color="#000000" draw:marker-start="" draw:marker-start-width="0.2cm" draw:marker-start-center="false" draw:marker-end="" draw:marker-end-width="0.2cm" draw:marker-end-center="false" draw:fill="none" draw:fill-color="#ffffff" draw:textarea-horizontal-align="left" draw:textarea-vertical-align="bottom" fo:min-height="0.475cm" fo:padding-top="0.125cm" fo:padding-bottom="0.125cm" fo:padding-left="0.25cm" fo:padding-right="0.25cm" fo:wrap-option="wrap" draw:shadow="hidden" draw:shadow-offset-x="0.2cm" draw:shadow-offset-y="0.2cm" draw:shadow-color="#808080" loext:decorative="false"/>
      <style:paragraph-properties style:writing-mode="lr-tb"/>
    </style:style>
    <style:style style:name="P1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2" style:family="paragraph"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3" style:family="paragraph">
      <loext:graphic-properties draw:fill="solid" draw:fill-color="#ffffff"/>
      <style:paragraph-properties fo:margin-left="0cm" fo:margin-right="0cm" fo:margin-top="0cm" fo:margin-bottom="0cm" fo:line-height="100%" fo:text-align="center" fo:text-indent="0cm" loext:tab-stop-distance="0cm" style:writing-mode="lr-tb">
        <style:tab-stops>
          <style:tab-stop style:position="0.5cm"/>
        </style:tab-stops>
      </style:paragraph-properties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8" style:family="paragraph">
      <style:paragraph-properties fo:margin-left="0cm" fo:margin-right="0cm" fo:margin-top="0cm" fo:margin-bottom="0cm" fo:line-height="100%" fo:text-align="center" fo:text-indent="0cm" style:writing-mode="lr-tb"/>
    </style:style>
    <style:style style:name="P9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loext:graphic-properties draw:fill="none" draw:fill-color="#ffffff"/>
      <style:text-properties fo:font-size="14pt" style:font-size-asian="14pt" style:font-size-complex="14pt"/>
    </style:style>
    <style:style style:name="P11" style:family="paragraph">
      <loext:graphic-properties draw:fill="none" draw:fill-color="#ffffff"/>
      <style:text-properties fo:font-size="13pt" style:font-size-asian="13pt" style:font-size-complex="13pt"/>
    </style:style>
    <style:style style:name="P12" style:family="paragraph">
      <loext:graphic-properties draw:fill="none"/>
      <style:paragraph-properties fo:text-align="center"/>
    </style:style>
    <style:style style:name="T1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Noto Sans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2pt" fo:language="zxx" fo:country="none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Noto Sans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fo:font-size="13pt" style:font-size-asian="13pt" style:font-size-complex="13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0.5pt" fo:language="zxx" fo:country="none" fo:font-style="normal" fo:text-shadow="none" style:text-underline-style="none" fo:font-weight="normal" style:letter-kerning="true" style:font-name-asian="Noto Sans CJK SC" style:font-size-asian="15pt" style:font-style-asian="normal" style:font-weight-asian="normal" style:font-name-complex="Noto Sans Devanagari" style:font-size-complex="15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9pt" fo:language="zxx" fo:country="none" fo:font-style="normal" fo:text-shadow="none" style:text-underline-style="none" fo:font-weight="normal" style:letter-kerning="true" style:font-name-asian="Noto Sans CJK SC" style:font-size-asian="13pt" style:font-style-asian="normal" style:font-weight-asian="normal" style:font-name-complex="Noto Sans Devanagari" style:font-size-complex="13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 draw:style-name="gr1">
          <draw:g draw:style-name="gr2">
            <draw:line draw:style-name="gr3" draw:text-style-name="P1" draw:layer="layout" svg:x1="3.264cm" svg:y1="0.999cm" svg:x2="3.264cm" svg:y2="12.4cm">
              <text:p/>
            </draw:line>
            <draw:line draw:style-name="gr4" draw:text-style-name="P1" draw:layer="layout" svg:x1="3.264cm" svg:y1="10.5cm" svg:x2="3.264cm" svg:y2="20.001cm">
              <text:p/>
            </draw:line>
          </draw:g>
          <draw:custom-shape draw:style-name="gr5" draw:text-style-name="P3" draw:layer="layout" svg:width="2.857cm" svg:height="0.995cm" svg:x="1.835cm" svg:y="0.9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Spotify App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6" draw:text-style-name="P1" draw:layer="layout" svg:width="0.5cm" svg:height="1.353cm" svg:x="3.04cm" svg:y="4.09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1">
          <draw:g draw:style-name="gr2">
            <draw:line draw:style-name="gr7" draw:text-style-name="P1" draw:layer="layout" svg:x1="6.654cm" svg:y1="0.952cm" svg:x2="6.654cm" svg:y2="12.381cm">
              <text:p/>
            </draw:line>
            <draw:line draw:style-name="gr8" draw:text-style-name="P1" draw:layer="layout" svg:x1="6.654cm" svg:y1="10.476cm" svg:x2="6.654cm" svg:y2="20cm">
              <text:p/>
            </draw:line>
          </draw:g>
          <draw:custom-shape draw:style-name="gr9" draw:text-style-name="P3" draw:layer="layout" svg:width="2.626cm" svg:height="0.995cm" svg:x="5.341cm" svg:y="0.95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Librespo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0" draw:text-style-name="P1" draw:layer="layout" svg:width="0.5cm" svg:height="14.923cm" svg:x="6.397cm" svg:y="4.492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1" draw:text-style-name="P1" draw:layer="layout" svg:x1="10.031cm" svg:y1="0.999cm" svg:x2="10.031cm" svg:y2="12.4cm">
              <text:p/>
            </draw:line>
            <draw:line draw:style-name="gr12" draw:text-style-name="P1" draw:layer="layout" svg:x1="10.031cm" svg:y1="10.5cm" svg:x2="10.031cm" svg:y2="20.001cm">
              <text:p/>
            </draw:line>
          </draw:g>
          <draw:custom-shape draw:style-name="gr13" draw:text-style-name="P3" draw:layer="layout" svg:width="3.128cm" svg:height="0.995cm" svg:x="8.467cm" svg:y="0.9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Spotify Server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4" draw:text-style-name="P1" draw:layer="layout" svg:width="0.5cm" svg:height="13.97cm" svg:x="9.707cm" svg:y="5.44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5" draw:text-style-name="P1" draw:layer="layout" svg:x1="18.204cm" svg:y1="0.952cm" svg:x2="18.204cm" svg:y2="12.22cm">
              <text:p/>
            </draw:line>
            <draw:line draw:style-name="gr16" draw:text-style-name="P1" draw:layer="layout" svg:x1="18.204cm" svg:y1="10.342cm" svg:x2="18.204cm" svg:y2="19.732cm">
              <text:p/>
            </draw:line>
          </draw:g>
          <draw:custom-shape draw:style-name="gr17" draw:text-style-name="P3" draw:layer="layout" svg:width="2.926cm" svg:height="0.995cm" svg:x="16.741cm" svg:y="0.95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MPV-service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18" draw:text-style-name="P1" draw:layer="layout" svg:width="0.366cm" svg:height="1.088cm" svg:x="18.021cm" svg:y="2.452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19" draw:text-style-name="P1" draw:layer="layout" svg:x1="21.803cm" svg:y1="0.952cm" svg:x2="21.803cm" svg:y2="12.22cm">
              <text:p/>
            </draw:line>
            <draw:line draw:style-name="gr20" draw:text-style-name="P1" draw:layer="layout" svg:x1="21.803cm" svg:y1="10.342cm" svg:x2="21.803cm" svg:y2="19.732cm">
              <text:p/>
            </draw:line>
          </draw:g>
          <draw:custom-shape draw:style-name="gr21" draw:text-style-name="P3" draw:layer="layout" svg:width="2.924cm" svg:height="0.995cm" svg:x="20.341cm" svg:y="0.95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Alsa Sound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2" draw:text-style-name="P1" draw:layer="layout" svg:width="0.5cm" svg:height="1.115cm" svg:x="21.455cm" svg:y="2.425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23" draw:text-style-name="P1" draw:layer="layout" svg:x1="14.112cm" svg:y1="0.999cm" svg:x2="14.112cm" svg:y2="12.4cm">
              <text:p/>
            </draw:line>
            <draw:line draw:style-name="gr24" draw:text-style-name="P1" draw:layer="layout" svg:x1="14.112cm" svg:y1="10.5cm" svg:x2="14.112cm" svg:y2="20.001cm">
              <text:p/>
            </draw:line>
          </draw:g>
          <draw:custom-shape draw:style-name="gr25" draw:text-style-name="P3" draw:layer="layout" svg:width="3.49cm" svg:height="0.995cm" svg:x="12.367cm" svg:y="0.999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Spotify_connect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26" draw:text-style-name="P1" draw:layer="layout" svg:width="0.5cm" svg:height="1.032cm" svg:x="13.835cm" svg:y="4.73cm">
          <text:p/>
          <draw:enhanced-geometry svg:viewBox="0 0 21600 21600" draw:type="rectangle" draw:enhanced-path="M 0 0 L 21600 0 21600 21600 0 21600 0 0 Z N"/>
        </draw:custom-shape>
        <draw:g draw:style-name="gr1">
          <draw:g draw:style-name="gr2">
            <draw:line draw:style-name="gr27" draw:text-style-name="P1" draw:layer="layout" svg:x1="25.697cm" svg:y1="0.952cm" svg:x2="25.697cm" svg:y2="12.22cm">
              <text:p/>
            </draw:line>
            <draw:line draw:style-name="gr28" draw:text-style-name="P1" draw:layer="layout" svg:x1="25.697cm" svg:y1="10.342cm" svg:x2="25.697cm" svg:y2="19.732cm">
              <text:p/>
            </draw:line>
          </draw:g>
          <draw:custom-shape draw:style-name="gr29" draw:text-style-name="P3" draw:layer="layout" svg:width="3.311cm" svg:height="0.995cm" svg:x="24.041cm" svg:y="0.952cm">
            <draw:glue-point draw:id="4" svg:x="4.446cm" svg:y="5.295cm"/>
            <draw:glue-point draw:id="5" svg:x="2.223cm" svg:y="5.295cm"/>
            <draw:glue-point draw:id="6" svg:x="-2.22cm" svg:y="5.295cm"/>
            <draw:glue-point draw:id="7" svg:x="-4.442cm" svg:y="5.295cm"/>
            <draw:glue-point draw:id="8" svg:x="0.001cm" svg:y="-0.544cm" draw:align="bottom-left"/>
            <draw:glue-point draw:id="9" svg:x="-0.001cm" svg:y="-0.544cm" draw:align="bottom-right"/>
            <text:p text:style-name="P2"><text:span text:style-name="T1">oradio_control</text:span></text:p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ustom-shape draw:style-name="gr30" draw:text-style-name="P1" draw:layer="layout" svg:width="0.5cm" svg:height="1.102cm" svg:x="25.447cm" svg:y="5.295cm">
          <text:p/>
          <draw:enhanced-geometry svg:viewBox="0 0 21600 21600" draw:type="rectangle" draw:enhanced-path="M 0 0 L 21600 0 21600 21600 0 21600 0 0 Z N"/>
        </draw:custom-shape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32" draw:text-style-name="P5" draw:layer="layout" svg:width="2cm" svg:height="2.75cm" svg:x="0.682cm" svg:y="4.192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33" draw:text-style-name="P1" draw:layer="layout" svg:width="0.5cm" svg:height="0.5cm" svg:x="1.432cm" svg:y="4.442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34" draw:text-style-name="P1" draw:layer="layout" svg:x1="1.682cm" svg:y1="4.942cm" svg:x2="1.682cm" svg:y2="5.712cm">
              <text:p/>
            </draw:line>
            <draw:line draw:style-name="gr35" draw:text-style-name="P1" draw:layer="layout" svg:x1="1.182cm" svg:y1="5.192cm" svg:x2="2.202cm" svg:y2="5.192cm">
              <text:p/>
            </draw:line>
            <draw:line draw:style-name="gr36" draw:text-style-name="P1" draw:layer="layout" svg:x1="1.682cm" svg:y1="5.692cm" svg:x2="2.182cm" svg:y2="6.192cm">
              <text:p/>
            </draw:line>
            <draw:line draw:style-name="gr37" draw:text-style-name="P1" draw:layer="layout" svg:x1="1.682cm" svg:y1="5.692cm" svg:x2="1.182cm" svg:y2="6.192cm">
              <text:p/>
            </draw:line>
          </draw:g>
        </draw:g>
        <draw:frame draw:style-name="gr38" draw:text-style-name="P6" draw:layer="layout" svg:width="1.587cm" svg:height="0.962cm" svg:x="16.875cm" svg:y="2.27cm">
          <draw:text-box>
            <text:p>init</text:p>
          </draw:text-box>
        </draw:frame>
        <draw:g draw:style-name="gr2">
          <draw:line draw:style-name="gr39" draw:text-style-name="P7" draw:layer="layout" svg:x1="18.462cm" svg:y1="2.701cm" svg:x2="21.32cm" svg:y2="2.701cm">
            <text:p/>
          </draw:line>
          <draw:frame draw:style-name="gr40" draw:text-style-name="P9" draw:layer="layout" svg:width="2.089cm" svg:height="0.725cm" svg:x="18.462cm" svg:y="1.98cm">
            <draw:text-box>
              <text:p text:style-name="P8"><text:span text:style-name="T3">pause</text:span></text:p>
            </draw:text-box>
          </draw:frame>
        </draw:g>
        <draw:frame draw:style-name="gr41" draw:text-style-name="P10" draw:layer="layout" svg:width="3.492cm" svg:height="0.806cm" svg:x="0.048cm" svg:y="3.54cm">
          <draw:text-box>
            <text:p><text:span text:style-name="T4">Press play</text:span></text:p>
          </draw:text-box>
        </draw:frame>
        <draw:g draw:style-name="gr2">
          <draw:line draw:style-name="gr42" draw:text-style-name="P7" draw:layer="layout" svg:x1="3.539cm" svg:y1="4.806cm" svg:x2="6.397cm" svg:y2="4.806cm">
            <text:p/>
          </draw:line>
          <draw:frame draw:style-name="gr43" draw:text-style-name="P9" draw:layer="layout" svg:width="2.089cm" svg:height="0.725cm" svg:x="3.539cm" svg:y="4.085cm">
            <draw:text-box>
              <text:p text:style-name="P8"><text:span text:style-name="T3">play</text:span></text:p>
            </draw:text-box>
          </draw:frame>
        </draw:g>
        <draw:g draw:style-name="gr2">
          <draw:line draw:style-name="gr44" draw:text-style-name="P7" draw:layer="layout" svg:x1="6.815cm" svg:y1="4.896cm" svg:x2="13.7cm" svg:y2="4.896cm">
            <text:p/>
          </draw:line>
          <draw:frame draw:style-name="gr45" draw:text-style-name="P9" draw:layer="layout" svg:width="5.032cm" svg:height="0.725cm" svg:x="6.815cm" svg:y="4.175cm">
            <draw:text-box>
              <text:p text:style-name="P8"><text:span text:style-name="T3">play event</text:span></text:p>
            </draw:text-box>
          </draw:frame>
        </draw:g>
        <draw:g draw:style-name="gr2">
          <draw:line draw:style-name="gr46" draw:text-style-name="P7" draw:layer="layout" svg:x1="14.402cm" svg:y1="5.478cm" svg:x2="25.447cm" svg:y2="5.478cm">
            <text:p/>
          </draw:line>
          <draw:frame draw:style-name="gr47" draw:text-style-name="P9" draw:layer="layout" svg:width="8.072cm" svg:height="0.725cm" svg:x="14.402cm" svg:y="4.757cm">
            <draw:text-box>
              <text:p text:style-name="P8"><text:span text:style-name="T3"><text:s text:c="32"/></text:span><text:span text:style-name="T3">message(play)</text:span></text:p>
            </draw:text-box>
          </draw:frame>
        </draw:g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48" draw:text-style-name="P5" draw:layer="layout" svg:width="2cm" svg:height="2.75cm" svg:x="26.4cm" svg:y="5.235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49" draw:text-style-name="P1" draw:layer="layout" svg:width="0.5cm" svg:height="0.5cm" svg:x="27.15cm" svg:y="5.48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50" draw:text-style-name="P1" draw:layer="layout" svg:x1="27.4cm" svg:y1="5.985cm" svg:x2="27.4cm" svg:y2="6.755cm">
              <text:p/>
            </draw:line>
            <draw:line draw:style-name="gr51" draw:text-style-name="P1" draw:layer="layout" svg:x1="26.9cm" svg:y1="6.235cm" svg:x2="27.92cm" svg:y2="6.235cm">
              <text:p/>
            </draw:line>
            <draw:line draw:style-name="gr52" draw:text-style-name="P1" draw:layer="layout" svg:x1="27.4cm" svg:y1="6.735cm" svg:x2="27.9cm" svg:y2="7.235cm">
              <text:p/>
            </draw:line>
            <draw:line draw:style-name="gr53" draw:text-style-name="P1" draw:layer="layout" svg:x1="27.4cm" svg:y1="6.735cm" svg:x2="26.9cm" svg:y2="7.235cm">
              <text:p/>
            </draw:line>
          </draw:g>
        </draw:g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54" draw:text-style-name="P5" draw:layer="layout" svg:width="2cm" svg:height="2.75cm" svg:x="0.682cm" svg:y="4.192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55" draw:text-style-name="P1" draw:layer="layout" svg:width="0.5cm" svg:height="0.5cm" svg:x="1.432cm" svg:y="4.442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56" draw:text-style-name="P1" draw:layer="layout" svg:x1="1.682cm" svg:y1="4.942cm" svg:x2="1.682cm" svg:y2="5.712cm">
              <text:p/>
            </draw:line>
            <draw:line draw:style-name="gr57" draw:text-style-name="P1" draw:layer="layout" svg:x1="1.182cm" svg:y1="5.192cm" svg:x2="2.202cm" svg:y2="5.192cm">
              <text:p/>
            </draw:line>
            <draw:line draw:style-name="gr58" draw:text-style-name="P1" draw:layer="layout" svg:x1="1.682cm" svg:y1="5.692cm" svg:x2="2.182cm" svg:y2="6.192cm">
              <text:p/>
            </draw:line>
            <draw:line draw:style-name="gr59" draw:text-style-name="P1" draw:layer="layout" svg:x1="1.682cm" svg:y1="5.692cm" svg:x2="1.182cm" svg:y2="6.192cm">
              <text:p/>
            </draw:line>
          </draw:g>
        </draw:g>
        <draw:frame draw:style-name="gr41" draw:text-style-name="P11" draw:layer="layout" svg:width="3.492cm" svg:height="0.802cm" svg:x="26.082cm" svg:y="4.408cm">
          <draw:text-box>
            <text:p><text:span text:style-name="T5">Press button</text:span></text:p>
          </draw:text-box>
        </draw:frame>
        <draw:custom-shape draw:style-name="gr60" draw:text-style-name="P1" draw:layer="layout" svg:width="0.5cm" svg:height="1.655cm" svg:x="13.835cm" svg:y="6.3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1" draw:text-style-name="P7" draw:layer="layout" svg:x1="25.447cm" svg:y1="6.428cm" svg:x2="14.335cm" svg:y2="6.428cm">
            <text:p/>
          </draw:line>
          <draw:frame draw:style-name="gr62" draw:text-style-name="P9" draw:layer="layout" svg:width="8.121cm" svg:height="0.725cm" svg:x="17.326cm" svg:y="5.707cm">
            <draw:text-box>
              <text:p text:style-name="P8"><text:span text:style-name="T3">player_control(play)</text:span></text:p>
            </draw:text-box>
          </draw:frame>
        </draw:g>
        <draw:custom-shape draw:style-name="gr63" draw:text-style-name="P1" draw:layer="layout" svg:width="0.5cm" svg:height="1.12cm" svg:x="17.927cm" svg:y="7.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4" draw:text-style-name="P7" draw:layer="layout" svg:x1="14.235cm" svg:y1="7.753cm" svg:x2="18.045cm" svg:y2="7.753cm">
            <text:p/>
          </draw:line>
          <draw:frame draw:style-name="gr65" draw:text-style-name="P9" draw:layer="layout" svg:width="2.785cm" svg:height="0.725cm" svg:x="14.235cm" svg:y="7.032cm">
            <draw:text-box>
              <text:p text:style-name="P8"><text:span text:style-name="T3"><text:s/></text:span><text:span text:style-name="T3">mpv(play)</text:span></text:p>
            </draw:text-box>
          </draw:frame>
        </draw:g>
        <draw:custom-shape draw:style-name="gr66" draw:text-style-name="P1" xml:id="id1" draw:id="id1" draw:layer="layout" svg:width="0.5cm" svg:height="1.12cm" svg:x="21.455cm" svg:y="8.135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67" draw:text-style-name="P7" draw:layer="layout" svg:x1="18.462cm" svg:y1="8.217cm" svg:x2="21.637cm" svg:y2="8.217cm">
            <text:p/>
          </draw:line>
          <draw:frame draw:style-name="gr68" draw:text-style-name="P9" draw:layer="layout" svg:width="2.321cm" svg:height="1.673cm" svg:x="18.462cm" svg:y="6.547cm">
            <draw:text-box>
              <text:p text:style-name="P8"><text:span text:style-name="T3"><text:s/></text:span><text:span text:style-name="T3">Librespot pipe</text:span></text:p>
            </draw:text-box>
          </draw:frame>
        </draw:g>
        <draw:connector draw:style-name="gr69" draw:text-style-name="P12" draw:layer="layout" draw:type="curve" draw:line-skew="0.574cm 0.546cm" svg:x1="21.705cm" svg:y1="8.135cm" svg:x2="21.955cm" svg:y2="8.695cm" draw:start-shape="id1" draw:start-glue-point="0" draw:end-shape="id1" draw:end-glue-point="1" svg:d="M21705 8135c0 70 662 58 1127 181s732 379-877 379" svg:viewBox="0 0 1485 561">
          <text:p/>
        </draw:connector>
        <draw:g draw:style-name="gr2">
          <draw:line draw:style-name="gr70" draw:text-style-name="P7" draw:layer="layout" svg:x1="6.802cm" svg:y1="6.178cm" svg:x2="9.89cm" svg:y2="6.178cm">
            <text:p/>
          </draw:line>
          <draw:frame draw:style-name="gr71" draw:text-style-name="P9" draw:layer="layout" svg:width="2.257cm" svg:height="0.725cm" svg:x="6.802cm" svg:y="5.457cm">
            <draw:text-box>
              <text:p text:style-name="P8"><text:span text:style-name="T3">playing</text:span></text:p>
            </draw:text-box>
          </draw:frame>
        </draw:g>
        <draw:g draw:style-name="gr2">
          <draw:line draw:style-name="gr72" draw:text-style-name="P7" draw:layer="layout" svg:x1="6.832cm" svg:y1="7.028cm" svg:x2="9.92cm" svg:y2="7.028cm">
            <text:p/>
          </draw:line>
          <draw:frame draw:style-name="gr73" draw:text-style-name="P9" draw:layer="layout" svg:width="2.257cm" svg:height="0.725cm" svg:x="6.832cm" svg:y="6.307cm">
            <draw:text-box>
              <text:p text:style-name="P8"><text:span text:style-name="T3">pong</text:span></text:p>
            </draw:text-box>
          </draw:frame>
        </draw:g>
        <draw:g draw:style-name="gr2">
          <draw:line draw:style-name="gr74" draw:text-style-name="P7" draw:layer="layout" svg:x1="9.672cm" svg:y1="7.663cm" svg:x2="6.815cm" svg:y2="7.663cm">
            <text:p/>
          </draw:line>
          <draw:frame draw:style-name="gr75" draw:text-style-name="P9" draw:layer="layout" svg:width="2.089cm" svg:height="1.199cm" svg:x="7.583cm" svg:y="6.468cm">
            <draw:text-box>
              <text:p text:style-name="P8"><text:span text:style-name="T6">pongACK</text:span></text:p>
            </draw:text-box>
          </draw:frame>
        </draw:g>
        <draw:line draw:style-name="gr76" draw:text-style-name="P12" draw:layer="layout" svg:x1="9.255cm" svg:y1="7.985cm" svg:x2="10.525cm" svg:y2="7.668cm">
          <text:p/>
        </draw:line>
        <draw:line draw:style-name="gr76" draw:text-style-name="P12" draw:layer="layout" svg:x1="9.255cm" svg:y1="8.302cm" svg:x2="10.525cm" svg:y2="7.985cm">
          <text:p/>
        </draw:line>
        <draw:line draw:style-name="gr76" draw:text-style-name="P12" draw:layer="layout" svg:x1="9.255cm" svg:y1="7.985cm" svg:x2="10.525cm" svg:y2="7.668cm">
          <text:p/>
        </draw:line>
        <draw:line draw:style-name="gr76" draw:text-style-name="P12" draw:layer="layout" svg:x1="9.255cm" svg:y1="8.302cm" svg:x2="10.525cm" svg:y2="7.985cm">
          <text:p/>
        </draw:line>
        <draw:line draw:style-name="gr76" draw:text-style-name="P12" draw:layer="layout" svg:x1="5.98cm" svg:y1="8.185cm" svg:x2="7.25cm" svg:y2="7.868cm">
          <text:p/>
        </draw:line>
        <draw:line draw:style-name="gr76" draw:text-style-name="P12" draw:layer="layout" svg:x1="5.98cm" svg:y1="8.502cm" svg:x2="7.25cm" svg:y2="8.185cm">
          <text:p/>
        </draw:line>
        <draw:line draw:style-name="gr76" draw:text-style-name="P12" draw:layer="layout" svg:x1="5.98cm" svg:y1="8.185cm" svg:x2="7.25cm" svg:y2="7.868cm">
          <text:p/>
        </draw:line>
        <draw:line draw:style-name="gr76" draw:text-style-name="P12" draw:layer="layout" svg:x1="5.98cm" svg:y1="8.502cm" svg:x2="7.25cm" svg:y2="8.185cm">
          <text:p/>
        </draw:line>
        <draw:g draw:style-name="gr2">
          <draw:line draw:style-name="gr77" draw:text-style-name="P7" draw:layer="layout" svg:x1="9.686cm" svg:y1="9.945cm" svg:x2="6.829cm" svg:y2="9.945cm">
            <text:p/>
          </draw:line>
          <draw:frame draw:style-name="gr78" draw:text-style-name="P9" draw:layer="layout" svg:width="2.089cm" svg:height="1.199cm" svg:x="7.597cm" svg:y="8.75cm">
            <draw:text-box>
              <text:p text:style-name="P8"><text:span text:style-name="T6">pongACK</text:span></text:p>
            </draw:text-box>
          </draw:frame>
        </draw:g>
        <draw:g draw:style-name="gr2">
          <draw:line draw:style-name="gr79" draw:text-style-name="P7" draw:layer="layout" svg:x1="6.819cm" svg:y1="9.31cm" svg:x2="9.907cm" svg:y2="9.31cm">
            <text:p/>
          </draw:line>
          <draw:frame draw:style-name="gr80" draw:text-style-name="P9" draw:layer="layout" svg:width="2.257cm" svg:height="0.725cm" svg:x="6.819cm" svg:y="8.589cm">
            <draw:text-box>
              <text:p text:style-name="P8"><text:span text:style-name="T3">pong</text:span></text:p>
            </draw:text-box>
          </draw:frame>
        </draw:g>
        <draw:line draw:style-name="gr76" draw:text-style-name="P12" draw:layer="layout" svg:x1="9.256cm" svg:y1="10.585cm" svg:x2="10.526cm" svg:y2="10.268cm">
          <text:p/>
        </draw:line>
        <draw:line draw:style-name="gr76" draw:text-style-name="P12" draw:layer="layout" svg:x1="9.256cm" svg:y1="10.902cm" svg:x2="10.526cm" svg:y2="10.585cm">
          <text:p/>
        </draw:line>
        <draw:line draw:style-name="gr76" draw:text-style-name="P12" draw:layer="layout" svg:x1="9.256cm" svg:y1="10.585cm" svg:x2="10.526cm" svg:y2="10.268cm">
          <text:p/>
        </draw:line>
        <draw:line draw:style-name="gr76" draw:text-style-name="P12" draw:layer="layout" svg:x1="9.256cm" svg:y1="10.902cm" svg:x2="10.526cm" svg:y2="10.585cm">
          <text:p/>
        </draw:line>
        <draw:line draw:style-name="gr76" draw:text-style-name="P12" draw:layer="layout" svg:x1="5.981cm" svg:y1="10.785cm" svg:x2="7.251cm" svg:y2="10.468cm">
          <text:p/>
        </draw:line>
        <draw:line draw:style-name="gr76" draw:text-style-name="P12" draw:layer="layout" svg:x1="5.981cm" svg:y1="11.102cm" svg:x2="7.251cm" svg:y2="10.785cm">
          <text:p/>
        </draw:line>
        <draw:line draw:style-name="gr76" draw:text-style-name="P12" draw:layer="layout" svg:x1="5.981cm" svg:y1="10.785cm" svg:x2="7.251cm" svg:y2="10.468cm">
          <text:p/>
        </draw:line>
        <draw:line draw:style-name="gr76" draw:text-style-name="P12" draw:layer="layout" svg:x1="5.981cm" svg:y1="11.102cm" svg:x2="7.251cm" svg:y2="10.785cm">
          <text:p/>
        </draw:line>
        <draw:custom-shape draw:style-name="gr81" draw:text-style-name="P1" draw:layer="layout" svg:width="0.5cm" svg:height="1.353cm" svg:x="3.041cm" svg:y="12.0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82" draw:text-style-name="P5" draw:layer="layout" svg:width="2cm" svg:height="2.75cm" svg:x="0.683cm" svg:y="12.082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83" draw:text-style-name="P1" draw:layer="layout" svg:width="0.5cm" svg:height="0.5cm" svg:x="1.433cm" svg:y="12.332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84" draw:text-style-name="P1" draw:layer="layout" svg:x1="1.683cm" svg:y1="12.832cm" svg:x2="1.683cm" svg:y2="13.602cm">
              <text:p/>
            </draw:line>
            <draw:line draw:style-name="gr85" draw:text-style-name="P1" draw:layer="layout" svg:x1="1.183cm" svg:y1="13.082cm" svg:x2="2.203cm" svg:y2="13.082cm">
              <text:p/>
            </draw:line>
            <draw:line draw:style-name="gr86" draw:text-style-name="P1" draw:layer="layout" svg:x1="1.683cm" svg:y1="13.582cm" svg:x2="2.183cm" svg:y2="14.082cm">
              <text:p/>
            </draw:line>
            <draw:line draw:style-name="gr87" draw:text-style-name="P1" draw:layer="layout" svg:x1="1.683cm" svg:y1="13.582cm" svg:x2="1.183cm" svg:y2="14.082cm">
              <text:p/>
            </draw:line>
          </draw:g>
        </draw:g>
        <draw:g draw:style-name="gr2">
          <draw:line draw:style-name="gr88" draw:text-style-name="P7" draw:layer="layout" svg:x1="3.54cm" svg:y1="12.396cm" svg:x2="6.398cm" svg:y2="12.396cm">
            <text:p/>
          </draw:line>
          <draw:frame draw:style-name="gr89" draw:text-style-name="P9" draw:layer="layout" svg:width="2.089cm" svg:height="0.725cm" svg:x="3.54cm" svg:y="11.675cm">
            <draw:text-box>
              <text:p text:style-name="P8"><text:span text:style-name="T7">disconnect</text:span></text:p>
            </draw:text-box>
          </draw:frame>
        </draw:g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90" draw:text-style-name="P5" draw:layer="layout" svg:width="2cm" svg:height="2.75cm" svg:x="0.683cm" svg:y="12.082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91" draw:text-style-name="P1" draw:layer="layout" svg:width="0.5cm" svg:height="0.5cm" svg:x="1.433cm" svg:y="12.332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92" draw:text-style-name="P1" draw:layer="layout" svg:x1="1.683cm" svg:y1="12.832cm" svg:x2="1.683cm" svg:y2="13.602cm">
              <text:p/>
            </draw:line>
            <draw:line draw:style-name="gr93" draw:text-style-name="P1" draw:layer="layout" svg:x1="1.183cm" svg:y1="13.082cm" svg:x2="2.203cm" svg:y2="13.082cm">
              <text:p/>
            </draw:line>
            <draw:line draw:style-name="gr94" draw:text-style-name="P1" draw:layer="layout" svg:x1="1.683cm" svg:y1="13.582cm" svg:x2="2.183cm" svg:y2="14.082cm">
              <text:p/>
            </draw:line>
            <draw:line draw:style-name="gr95" draw:text-style-name="P1" draw:layer="layout" svg:x1="1.683cm" svg:y1="13.582cm" svg:x2="1.183cm" svg:y2="14.082cm">
              <text:p/>
            </draw:line>
          </draw:g>
        </draw:g>
        <draw:custom-shape draw:style-name="gr96" draw:text-style-name="P1" draw:layer="layout" svg:width="0.5cm" svg:height="0.738cm" svg:x="13.822cm" svg:y="12.044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97" draw:text-style-name="P7" draw:layer="layout" svg:x1="6.819cm" svg:y1="13.242cm" svg:x2="9.907cm" svg:y2="13.242cm">
            <text:p/>
          </draw:line>
          <draw:frame draw:style-name="gr98" draw:text-style-name="P9" draw:layer="layout" svg:width="2.257cm" svg:height="0.725cm" svg:x="6.819cm" svg:y="12.521cm">
            <draw:text-box>
              <text:p text:style-name="P8"><text:span text:style-name="T3">pong</text:span></text:p>
            </draw:text-box>
          </draw:frame>
        </draw:g>
        <draw:g draw:style-name="gr2">
          <draw:line draw:style-name="gr99" draw:text-style-name="P7" draw:layer="layout" svg:x1="9.659cm" svg:y1="13.977cm" svg:x2="6.802cm" svg:y2="13.977cm">
            <text:p/>
          </draw:line>
          <draw:frame draw:style-name="gr100" draw:text-style-name="P9" draw:layer="layout" svg:width="2.089cm" svg:height="1.199cm" svg:x="7.57cm" svg:y="12.782cm">
            <draw:text-box>
              <text:p text:style-name="P8"><text:span text:style-name="T6">pongACK</text:span></text:p>
            </draw:text-box>
          </draw:frame>
        </draw:g>
        <draw:line draw:style-name="gr76" draw:text-style-name="P12" draw:layer="layout" svg:x1="9.242cm" svg:y1="14.499cm" svg:x2="10.512cm" svg:y2="14.182cm">
          <text:p/>
        </draw:line>
        <draw:line draw:style-name="gr76" draw:text-style-name="P12" draw:layer="layout" svg:x1="9.242cm" svg:y1="14.716cm" svg:x2="10.512cm" svg:y2="14.399cm">
          <text:p/>
        </draw:line>
        <draw:line draw:style-name="gr76" draw:text-style-name="P12" draw:layer="layout" svg:x1="9.242cm" svg:y1="14.499cm" svg:x2="10.512cm" svg:y2="14.182cm">
          <text:p/>
        </draw:line>
        <draw:line draw:style-name="gr76" draw:text-style-name="P12" draw:layer="layout" svg:x1="9.242cm" svg:y1="14.716cm" svg:x2="10.512cm" svg:y2="14.399cm">
          <text:p/>
        </draw:line>
        <draw:g draw:style-name="gr2">
          <draw:line draw:style-name="gr101" draw:text-style-name="P7" draw:layer="layout" svg:x1="6.789cm" svg:y1="12.292cm" svg:x2="14.017cm" svg:y2="12.292cm">
            <text:p/>
          </draw:line>
          <draw:frame draw:style-name="gr102" draw:text-style-name="P9" draw:layer="layout" svg:width="5.282cm" svg:height="0.725cm" svg:x="6.789cm" svg:y="11.571cm">
            <draw:text-box>
              <text:p text:style-name="P8"><text:span text:style-name="T3">Disconnect event</text:span></text:p>
            </draw:text-box>
          </draw:frame>
        </draw:g>
        <draw:frame draw:style-name="gr41" draw:text-style-name="P10" draw:layer="layout" svg:width="3.492cm" svg:height="0.806cm" svg:x="-0.07cm" svg:y="11.163cm">
          <draw:text-box>
            <text:p><text:span text:style-name="T4">Press close</text:span></text:p>
          </draw:text-box>
        </draw:frame>
        <draw:line draw:style-name="gr76" draw:text-style-name="P12" draw:layer="layout" svg:x1="6.042cm" svg:y1="14.599cm" svg:x2="7.312cm" svg:y2="14.282cm">
          <text:p/>
        </draw:line>
        <draw:line draw:style-name="gr76" draw:text-style-name="P12" draw:layer="layout" svg:x1="6.042cm" svg:y1="14.816cm" svg:x2="7.312cm" svg:y2="14.499cm">
          <text:p/>
        </draw:line>
        <draw:line draw:style-name="gr76" draw:text-style-name="P12" draw:layer="layout" svg:x1="6.042cm" svg:y1="14.599cm" svg:x2="7.312cm" svg:y2="14.282cm">
          <text:p/>
        </draw:line>
        <draw:line draw:style-name="gr76" draw:text-style-name="P12" draw:layer="layout" svg:x1="6.042cm" svg:y1="14.816cm" svg:x2="7.312cm" svg:y2="14.499cm">
          <text:p/>
        </draw:line>
        <draw:custom-shape draw:style-name="gr103" draw:text-style-name="P1" draw:layer="layout" svg:width="0.5cm" svg:height="1.587cm" svg:x="25.447cm" svg:y="11.83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04" draw:text-style-name="P7" draw:layer="layout" svg:x1="14.402cm" svg:y1="12.278cm" svg:x2="25.447cm" svg:y2="12.278cm">
            <text:p/>
          </draw:line>
          <draw:frame draw:style-name="gr105" draw:text-style-name="P9" draw:layer="layout" svg:width="8.072cm" svg:height="1.199cm" svg:x="14.402cm" svg:y="11.083cm">
            <draw:text-box>
              <text:p text:style-name="P8"><text:span text:style-name="T3"><text:s text:c="32"/></text:span><text:span text:style-name="T3">message(disconnect)</text:span></text:p>
            </draw:text-box>
          </draw:frame>
        </draw:g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106" draw:text-style-name="P5" draw:layer="layout" svg:width="2cm" svg:height="2.75cm" svg:x="26.4cm" svg:y="11.335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107" draw:text-style-name="P1" draw:layer="layout" svg:width="0.5cm" svg:height="0.5cm" svg:x="27.15cm" svg:y="11.585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108" draw:text-style-name="P1" draw:layer="layout" svg:x1="27.4cm" svg:y1="12.085cm" svg:x2="27.4cm" svg:y2="12.855cm">
              <text:p/>
            </draw:line>
            <draw:line draw:style-name="gr109" draw:text-style-name="P1" draw:layer="layout" svg:x1="26.9cm" svg:y1="12.335cm" svg:x2="27.92cm" svg:y2="12.335cm">
              <text:p/>
            </draw:line>
            <draw:line draw:style-name="gr110" draw:text-style-name="P1" draw:layer="layout" svg:x1="27.4cm" svg:y1="12.835cm" svg:x2="27.9cm" svg:y2="13.335cm">
              <text:p/>
            </draw:line>
            <draw:line draw:style-name="gr111" draw:text-style-name="P1" draw:layer="layout" svg:x1="27.4cm" svg:y1="12.835cm" svg:x2="26.9cm" svg:y2="13.335cm">
              <text:p/>
            </draw:line>
          </draw:g>
        </draw:g>
        <draw:frame draw:style-name="gr41" draw:text-style-name="P11" draw:layer="layout" svg:width="3.492cm" svg:height="0.802cm" svg:x="25.765cm" svg:y="10.56cm">
          <draw:text-box>
            <text:p><text:span text:style-name="T5">Press pause</text:span></text:p>
          </draw:text-box>
        </draw:frame>
        <draw:g draw:style-name="gr2">
          <draw:line draw:style-name="gr112" draw:text-style-name="P7" draw:layer="layout" svg:x1="25.447cm" svg:y1="13.386cm" svg:x2="14.335cm" svg:y2="13.386cm">
            <text:p/>
          </draw:line>
          <draw:frame draw:style-name="gr113" draw:text-style-name="P9" draw:layer="layout" svg:width="8.121cm" svg:height="0.725cm" svg:x="17.326cm" svg:y="12.665cm">
            <draw:text-box>
              <text:p text:style-name="P8"><text:span text:style-name="T3">player_control(pause)</text:span></text:p>
            </draw:text-box>
          </draw:frame>
        </draw:g>
        <draw:custom-shape draw:style-name="gr114" draw:text-style-name="P1" draw:layer="layout" svg:width="0.5cm" svg:height="1.126cm" svg:x="13.822cm" svg:y="13.244cm">
          <text:p/>
          <draw:enhanced-geometry svg:viewBox="0 0 21600 21600" draw:type="rectangle" draw:enhanced-path="M 0 0 L 21600 0 21600 21600 0 21600 0 0 Z N"/>
        </draw:custom-shape>
        <draw:custom-shape draw:style-name="gr115" draw:text-style-name="P1" draw:layer="layout" svg:width="0.5cm" svg:height="1.438cm" svg:x="17.962cm" svg:y="13.567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16" draw:text-style-name="P7" draw:layer="layout" svg:x1="14.335cm" svg:y1="14.366cm" svg:x2="18.145cm" svg:y2="14.366cm">
            <text:p/>
          </draw:line>
          <draw:frame draw:style-name="gr117" draw:text-style-name="P9" draw:layer="layout" svg:width="2.785cm" svg:height="1.199cm" svg:x="14.335cm" svg:y="13.171cm">
            <draw:text-box>
              <text:p text:style-name="P8"><text:span text:style-name="T3"><text:s/></text:span><text:span text:style-name="T3">mpv(pause)</text:span></text:p>
            </draw:text-box>
          </draw:frame>
        </draw:g>
        <draw:g draw:style-name="gr2">
          <draw:line draw:style-name="gr118" draw:text-style-name="P7" draw:layer="layout" svg:x1="17.927cm" svg:y1="15.001cm" svg:x2="6.815cm" svg:y2="15.001cm">
            <text:p/>
          </draw:line>
          <draw:frame draw:style-name="gr119" draw:text-style-name="P9" draw:layer="layout" svg:width="8.121cm" svg:height="0.725cm" svg:x="9.806cm" svg:y="14.28cm">
            <draw:text-box>
              <text:p text:style-name="P8"><text:span text:style-name="T3"><text:s text:c="7"/></text:span><text:span text:style-name="T3">Pause state</text:span></text:p>
            </draw:text-box>
          </draw:frame>
        </draw:g>
        <draw:g draw:style-name="gr2">
          <draw:line draw:style-name="gr120" draw:text-style-name="P7" draw:layer="layout" svg:x1="6.802cm" svg:y1="15.643cm" svg:x2="9.89cm" svg:y2="15.643cm">
            <text:p/>
          </draw:line>
          <draw:frame draw:style-name="gr121" draw:text-style-name="P9" draw:layer="layout" svg:width="2.257cm" svg:height="0.725cm" svg:x="6.802cm" svg:y="14.922cm">
            <draw:text-box>
              <text:p text:style-name="P8"><text:span text:style-name="T3">paused</text:span></text:p>
            </draw:text-box>
          </draw:frame>
        </draw:g>
        <draw:line draw:style-name="gr76" draw:text-style-name="P12" draw:layer="layout" svg:x1="9.242cm" svg:y1="16.199cm" svg:x2="10.512cm" svg:y2="15.882cm">
          <text:p/>
        </draw:line>
        <draw:line draw:style-name="gr76" draw:text-style-name="P12" draw:layer="layout" svg:x1="9.242cm" svg:y1="16.416cm" svg:x2="10.512cm" svg:y2="16.099cm">
          <text:p/>
        </draw:line>
        <draw:line draw:style-name="gr76" draw:text-style-name="P12" draw:layer="layout" svg:x1="9.242cm" svg:y1="16.199cm" svg:x2="10.512cm" svg:y2="15.882cm">
          <text:p/>
        </draw:line>
        <draw:line draw:style-name="gr76" draw:text-style-name="P12" draw:layer="layout" svg:x1="9.242cm" svg:y1="16.416cm" svg:x2="10.512cm" svg:y2="16.099cm">
          <text:p/>
        </draw:line>
        <draw:line draw:style-name="gr76" draw:text-style-name="P12" draw:layer="layout" svg:x1="6.042cm" svg:y1="16.299cm" svg:x2="7.312cm" svg:y2="15.982cm">
          <text:p/>
        </draw:line>
        <draw:line draw:style-name="gr76" draw:text-style-name="P12" draw:layer="layout" svg:x1="6.042cm" svg:y1="16.516cm" svg:x2="7.312cm" svg:y2="16.199cm">
          <text:p/>
        </draw:line>
        <draw:line draw:style-name="gr76" draw:text-style-name="P12" draw:layer="layout" svg:x1="6.042cm" svg:y1="16.299cm" svg:x2="7.312cm" svg:y2="15.982cm">
          <text:p/>
        </draw:line>
        <draw:line draw:style-name="gr76" draw:text-style-name="P12" draw:layer="layout" svg:x1="6.042cm" svg:y1="16.516cm" svg:x2="7.312cm" svg:y2="16.199cm">
          <text:p/>
        </draw:line>
        <draw:custom-shape draw:style-name="gr122" draw:text-style-name="P1" draw:layer="layout" svg:width="0.5cm" svg:height="1.587cm" svg:x="25.434cm" svg:y="15.744cm">
          <text:p/>
          <draw:enhanced-geometry svg:viewBox="0 0 21600 21600" draw:type="rectangle" draw:enhanced-path="M 0 0 L 21600 0 21600 21600 0 21600 0 0 Z N"/>
        </draw:custom-shape>
        <draw:g draw:style-name="gr31">
          <draw:glue-point draw:id="4" svg:x="2.5cm" svg:y="5cm"/>
          <draw:glue-point draw:id="5" svg:x="5cm" svg:y="2.272cm"/>
          <draw:glue-point draw:id="6" svg:x="-5cm" svg:y="2.272cm"/>
          <draw:glue-point draw:id="7" svg:x="5cm" svg:y="-2.272cm"/>
          <draw:glue-point draw:id="8" svg:x="-5cm" svg:y="-2.272cm"/>
          <draw:glue-point draw:id="9" svg:x="-2.5cm" svg:y="-5cm"/>
          <draw:glue-point draw:id="10" svg:x="2.5cm" svg:y="-5cm"/>
          <draw:glue-point draw:id="11" svg:x="-2.5cm" svg:y="5cm"/>
          <draw:glue-point draw:id="12" svg:x="2.5cm" svg:y="5cm"/>
          <draw:glue-point draw:id="13" svg:x="5cm" svg:y="-1.363cm"/>
          <draw:glue-point draw:id="14" svg:x="-5cm" svg:y="-1.363cm"/>
          <draw:custom-shape draw:style-name="gr123" draw:text-style-name="P5" draw:layer="layout" svg:width="2cm" svg:height="2.75cm" svg:x="26.387cm" svg:y="15.249cm">
            <draw:glue-point draw:id="4" svg:x="5cm" svg:y="-1.426cm"/>
            <draw:glue-point draw:id="5" svg:x="-5cm" svg:y="-1.426cm"/>
            <draw:glue-point draw:id="6" svg:x="5cm" svg:y="2.272cm"/>
            <draw:glue-point draw:id="7" svg:x="-5cm" svg:y="2.272cm"/>
            <draw:glue-point draw:id="8" svg:x="2.5cm" svg:y="-5cm"/>
            <draw:glue-point draw:id="9" svg:x="-2.5cm" svg:y="-5cm"/>
            <draw:glue-point draw:id="10" svg:x="-2.5cm" svg:y="5cm"/>
            <draw:glue-point draw:id="11" svg:x="2.5cm" svg:y="5cm"/>
            <text:p text:style-name="P4"><text:span text:style-name="T2">Actor</text:span></text:p>
            <draw:enhanced-geometry svg:viewBox="0 0 21600 21600" draw:mirror-horizontal="false" draw:mirror-vertical="false" draw:type="rectangle" draw:enhanced-path="M 0 0 L 21600 0 21600 21600 0 21600 0 0 Z N"/>
          </draw:custom-shape>
          <draw:g draw:style-name="gr2">
            <draw:path draw:style-name="gr124" draw:text-style-name="P1" draw:layer="layout" svg:width="0.5cm" svg:height="0.5cm" svg:x="27.137cm" svg:y="15.499cm" svg:viewBox="0 0 501 501" svg:d="M501 251c0 43-12 87-34 125s-53 69-91 91-82 34-125 34c-44 0-88-12-126-34s-69-53-91-91-34-82-34-125c0-44 12-88 34-126s53-69 91-91 82-34 126-34c43 0 87 12 125 34s69 53 91 91 34 82 34 126z">
              <text:p/>
            </draw:path>
            <draw:line draw:style-name="gr125" draw:text-style-name="P1" draw:layer="layout" svg:x1="27.387cm" svg:y1="15.999cm" svg:x2="27.387cm" svg:y2="16.769cm">
              <text:p/>
            </draw:line>
            <draw:line draw:style-name="gr126" draw:text-style-name="P1" draw:layer="layout" svg:x1="26.887cm" svg:y1="16.249cm" svg:x2="27.907cm" svg:y2="16.249cm">
              <text:p/>
            </draw:line>
            <draw:line draw:style-name="gr127" draw:text-style-name="P1" draw:layer="layout" svg:x1="27.387cm" svg:y1="16.749cm" svg:x2="27.887cm" svg:y2="17.249cm">
              <text:p/>
            </draw:line>
            <draw:line draw:style-name="gr128" draw:text-style-name="P1" draw:layer="layout" svg:x1="27.387cm" svg:y1="16.749cm" svg:x2="26.887cm" svg:y2="17.249cm">
              <text:p/>
            </draw:line>
          </draw:g>
        </draw:g>
        <draw:g draw:style-name="gr2">
          <draw:line draw:style-name="gr129" draw:text-style-name="P7" draw:layer="layout" svg:x1="25.434cm" svg:y1="16cm" svg:x2="14.322cm" svg:y2="16cm">
            <text:p/>
          </draw:line>
          <draw:frame draw:style-name="gr130" draw:text-style-name="P9" draw:layer="layout" svg:width="8.121cm" svg:height="0.725cm" svg:x="17.313cm" svg:y="15.279cm">
            <draw:text-box>
              <text:p text:style-name="P8"><text:span text:style-name="T3">player_control(play)</text:span></text:p>
            </draw:text-box>
          </draw:frame>
        </draw:g>
        <draw:custom-shape draw:style-name="gr131" draw:text-style-name="P1" draw:layer="layout" svg:width="0.5cm" svg:height="1.126cm" svg:x="13.809cm" svg:y="15.858cm">
          <text:p/>
          <draw:enhanced-geometry svg:viewBox="0 0 21600 21600" draw:type="rectangle" draw:enhanced-path="M 0 0 L 21600 0 21600 21600 0 21600 0 0 Z N"/>
        </draw:custom-shape>
        <draw:custom-shape draw:style-name="gr132" draw:text-style-name="P1" draw:layer="layout" svg:width="0.5cm" svg:height="1.964cm" svg:x="17.949cm" svg:y="16.181cm">
          <text:p/>
          <draw:enhanced-geometry svg:viewBox="0 0 21600 21600" draw:type="rectangle" draw:enhanced-path="M 0 0 L 21600 0 21600 21600 0 21600 0 0 Z N"/>
        </draw:custom-shape>
        <draw:g draw:style-name="gr2">
          <draw:line draw:style-name="gr133" draw:text-style-name="P7" draw:layer="layout" svg:x1="14.322cm" svg:y1="16.98cm" svg:x2="18.132cm" svg:y2="16.98cm">
            <text:p/>
          </draw:line>
          <draw:frame draw:style-name="gr134" draw:text-style-name="P9" draw:layer="layout" svg:width="2.785cm" svg:height="0.725cm" svg:x="14.322cm" svg:y="16.259cm">
            <draw:text-box>
              <text:p text:style-name="P8"><text:span text:style-name="T3"><text:s/></text:span><text:span text:style-name="T3">mpv(play)</text:span></text:p>
            </draw:text-box>
          </draw:frame>
        </draw:g>
        <draw:frame draw:style-name="gr41" draw:text-style-name="P11" draw:layer="layout" svg:width="3.492cm" svg:height="0.802cm" svg:x="25.765cm" svg:y="14.652cm">
          <draw:text-box>
            <text:p><text:span text:style-name="T5">Press play</text:span></text:p>
          </draw:text-box>
        </draw:frame>
        <draw:g draw:style-name="gr2">
          <draw:line draw:style-name="gr135" draw:text-style-name="P7" draw:layer="layout" svg:x1="17.941cm" svg:y1="17.582cm" svg:x2="6.829cm" svg:y2="17.582cm">
            <text:p/>
          </draw:line>
          <draw:frame draw:style-name="gr136" draw:text-style-name="P9" draw:layer="layout" svg:width="8.121cm" svg:height="0.725cm" svg:x="9.82cm" svg:y="16.861cm">
            <draw:text-box>
              <text:p text:style-name="P8"><text:span text:style-name="T3"><text:s text:c="7"/></text:span><text:span text:style-name="T3">Playing state</text:span></text:p>
            </draw:text-box>
          </draw:frame>
        </draw:g>
        <draw:g draw:style-name="gr2">
          <draw:line draw:style-name="gr137" draw:text-style-name="P7" draw:layer="layout" svg:x1="6.789cm" svg:y1="18.324cm" svg:x2="9.877cm" svg:y2="18.324cm">
            <text:p/>
          </draw:line>
          <draw:frame draw:style-name="gr138" draw:text-style-name="P9" draw:layer="layout" svg:width="2.257cm" svg:height="0.725cm" svg:x="6.789cm" svg:y="17.603cm">
            <draw:text-box>
              <text:p text:style-name="P8"><text:span text:style-name="T3">playing</text:span></text:p>
            </draw:text-box>
          </draw:frame>
        </draw:g>
        <draw:line draw:style-name="gr76" draw:text-style-name="P12" draw:layer="layout" svg:x1="21.002cm" svg:y1="4.174cm" svg:x2="22.272cm" svg:y2="3.857cm">
          <text:p/>
        </draw:line>
        <draw:line draw:style-name="gr76" draw:text-style-name="P12" draw:layer="layout" svg:x1="21.002cm" svg:y1="4.391cm" svg:x2="22.272cm" svg:y2="4.074cm">
          <text:p/>
        </draw:line>
        <draw:line draw:style-name="gr76" draw:text-style-name="P12" draw:layer="layout" svg:x1="21.002cm" svg:y1="4.174cm" svg:x2="22.272cm" svg:y2="3.857cm">
          <text:p/>
        </draw:line>
        <draw:line draw:style-name="gr76" draw:text-style-name="P12" draw:layer="layout" svg:x1="21.002cm" svg:y1="4.391cm" svg:x2="22.272cm" svg:y2="4.074cm">
          <text:p/>
        </draw:line>
        <draw:line draw:style-name="gr76" draw:text-style-name="P12" draw:layer="layout" svg:x1="17.802cm" svg:y1="4.274cm" svg:x2="19.072cm" svg:y2="3.957cm">
          <text:p/>
        </draw:line>
        <draw:line draw:style-name="gr76" draw:text-style-name="P12" draw:layer="layout" svg:x1="17.802cm" svg:y1="4.491cm" svg:x2="19.072cm" svg:y2="4.174cm">
          <text:p/>
        </draw:line>
        <draw:line draw:style-name="gr76" draw:text-style-name="P12" draw:layer="layout" svg:x1="17.802cm" svg:y1="4.274cm" svg:x2="19.072cm" svg:y2="3.957cm">
          <text:p/>
        </draw:line>
        <draw:line draw:style-name="gr76" draw:text-style-name="P12" draw:layer="layout" svg:x1="17.802cm" svg:y1="4.491cm" svg:x2="19.072cm" svg:y2="4.174cm">
          <text:p/>
        </draw:lin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Navigation" svg:viewBox="0 0 786 1228" svg:d="M151 1228l-76-25-75-25 318-952 76-226 75 226 317 952-76 25-75 25-162-486v462h-80-79v-464z"/>
    <draw:stroke-dash draw:name="Dashed_20__28_var_29__20_4" draw:display-name="Dashed (var) 4" draw:style="rect" draw:dots1="1" draw:dots1-length="0.02cm" draw:dots2="1" draw:dots2-length="0.02cm" draw:distance="0.02cm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1T17:06:02.766897575</meta:creation-date>
    <dc:date>2025-03-02T14:44:18.782562774</dc:date>
    <meta:editing-duration>PT39M29S</meta:editing-duration>
    <meta:editing-cycles>7</meta:editing-cycles>
    <meta:generator>LibreOffice/24.2.7.2$Linux_X86_64 LibreOffice_project/420$Build-2</meta:generator>
    <meta:document-statistic meta:object-count="231"/>
  </office:meta>
</office:document-meta>
</file>